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Sans 10pt" svg:font-family="'Nunito Sans 10pt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unito Sans 10pt"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Nunito Sans 10pt"/>
    </style:style>
    <style:style style:name="P4" style:family="paragraph" style:parent-style-name="Standard">
      <style:paragraph-properties fo:text-align="start" style:justify-single-word="false"/>
      <style:text-properties style:font-name="Nunito Sans 10pt" fo:font-size="14pt" fo:font-weight="bold" officeooo:rsid="000d3f57" officeooo:paragraph-rsid="000d3f57" style:font-size-asian="14pt" style:font-weight-asian="bold" style:font-size-complex="14pt" style:font-weight-complex="bold"/>
    </style:style>
    <style:style style:name="P5" style:family="paragraph" style:parent-style-name="Horizontal_20_Line">
      <style:paragraph-properties fo:text-align="start" style:justify-single-word="false"/>
      <style:text-properties style:font-name="Nunito Sans 10pt" fo:font-size="2pt" style:font-size-asian="1.75pt" style:font-size-complex="2pt"/>
    </style:style>
    <style:style style:name="P6" style:family="paragraph" style:parent-style-name="Standard">
      <style:paragraph-properties fo:text-align="justify" style:justify-single-word="false"/>
      <style:text-properties fo:font-size="10pt" officeooo:paragraph-rsid="0016efcc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Nunito Sans 10pt" fo:font-size="10pt" officeooo:paragraph-rsid="00057062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Nunito Sans 10pt" fo:font-size="10pt" officeooo:paragraph-rsid="00454341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Nunito Sans 10pt" fo:font-size="14pt" fo:font-weight="bold" officeooo:rsid="00059042" officeooo:paragraph-rsid="00059042" style:font-size-asian="14pt" style:font-weight-asian="bold" style:font-size-complex="14pt" style:font-weight-complex="bold"/>
    </style:style>
    <style:style style:name="P10" style:family="paragraph" style:parent-style-name="Horizontal_20_Line">
      <style:paragraph-properties fo:text-align="start" style:justify-single-word="false"/>
      <style:text-properties style:font-name="Nunito Sans 10pt" fo:font-size="2pt" officeooo:paragraph-rsid="00057062" style:font-size-asian="1.75pt" style:font-size-complex="2pt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32dd1e"/>
    </style:style>
    <style:style style:name="P12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fo:font-size="10pt" officeooo:paragraph-rsid="004778fb" style:font-size-asian="10pt" style:font-size-complex="10pt"/>
    </style:style>
    <style:style style:name="P13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style:text-underline-style="none" fo:font-weight="normal" officeooo:rsid="0035aae3" officeooo:paragraph-rsid="004778fb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style:text-underline-style="none" fo:font-weight="normal" officeooo:rsid="00373406" officeooo:paragraph-rsid="00373406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style:text-underline-style="none" fo:font-weight="normal" officeooo:rsid="003b71fc" officeooo:paragraph-rsid="003b71f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loext:opacity="0%" style:font-name="Nunito Sans 10pt" fo:font-size="12pt" style:text-underline-style="none" fo:font-weight="bold" officeooo:rsid="0017532f" officeooo:paragraph-rsid="0005904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loext:opacity="0%" style:font-name="Nunito Sans 10pt" fo:font-size="12pt" officeooo:paragraph-rsid="00059042" style:font-size-asian="12pt" style:font-size-complex="12pt"/>
    </style:style>
    <style:style style:name="P18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fo:font-size="10pt" officeooo:paragraph-rsid="00059042" style:font-size-asian="10pt" style:font-size-complex="10pt"/>
    </style:style>
    <style:style style:name="P19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style:text-underline-style="none" fo:font-weight="normal" officeooo:rsid="00260f82" officeooo:paragraph-rsid="00059042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style:text-underline-style="none" fo:font-weight="normal" officeooo:rsid="00076839" officeooo:paragraph-rsid="00076839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officeooo:paragraph-rsid="00059042" style:font-size-asian="10pt" style:font-size-complex="10pt"/>
    </style:style>
    <style:style style:name="P22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style:text-underline-style="none" fo:font-weight="normal" officeooo:rsid="0017532f" officeooo:paragraph-rsid="0005904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loext:opacity="0%" style:font-name="Nunito Sans 10pt" fo:font-size="12pt" style:text-underline-style="none" fo:font-weight="bold" officeooo:rsid="002bda30" officeooo:paragraph-rsid="0005904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loext:opacity="0%" style:font-name="Nunito Sans 10pt" fo:font-size="12pt" style:text-underline-style="none" officeooo:paragraph-rsid="00059042" style:font-size-asian="12pt" style:font-size-complex="12pt"/>
    </style:style>
    <style:style style:name="P25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fo:font-size="10pt" officeooo:paragraph-rsid="00059042" style:font-size-asian="10pt" style:font-size-complex="10pt"/>
    </style:style>
    <style:style style:name="P26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0pt" style:text-underline-style="none" officeooo:rsid="00490baa" officeooo:paragraph-rsid="00490baa" style:font-size-asian="10pt" style:font-size-complex="10pt"/>
    </style:style>
    <style:style style:name="P27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0pt" style:text-underline-style="none" officeooo:rsid="002e4a90" officeooo:paragraph-rsid="002cd19e" style:font-size-asian="10pt" style:font-size-complex="10pt"/>
    </style:style>
    <style:style style:name="P28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0pt" style:text-underline-style="none" officeooo:rsid="00321298" officeooo:paragraph-rsid="0025f7fa" style:font-size-asian="10pt" style:font-size-complex="10pt"/>
    </style:style>
    <style:style style:name="P29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0pt" style:text-underline-style="none" officeooo:rsid="00321298" officeooo:paragraph-rsid="002cd19e" style:font-size-asian="10pt" style:font-size-complex="10pt"/>
    </style:style>
    <style:style style:name="P30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0pt" style:text-underline-style="none" officeooo:rsid="002dfbfe" officeooo:paragraph-rsid="00059042" style:font-size-asian="10pt" style:font-size-complex="10pt"/>
    </style:style>
    <style:style style:name="P31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1pt" style:text-underline-style="none" officeooo:rsid="002e4a90" officeooo:paragraph-rsid="00059042" style:font-size-asian="11pt" style:font-size-complex="11pt"/>
    </style:style>
    <style:style style:name="P32" style:family="paragraph" style:parent-style-name="Standard">
      <style:paragraph-properties fo:text-align="start" style:justify-single-word="false" fo:break-before="page"/>
      <style:text-properties style:font-name="Nunito Sans 10pt" fo:font-size="14pt" fo:font-weight="bold" officeooo:paragraph-rsid="00131829" style:font-size-asian="14pt" style:font-weight-asian="bold" style:font-size-complex="14pt" style:font-weight-complex="bold"/>
    </style:style>
    <style:style style:name="P33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131829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Nunito Sans 10pt" fo:font-size="10pt" officeooo:rsid="00057062" officeooo:paragraph-rsid="00131829" style:font-size-asian="10pt" style:font-size-complex="10pt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Nunito Sans 10pt" fo:font-size="10pt" officeooo:rsid="00121770" officeooo:paragraph-rsid="00131829" style:font-size-asian="10pt" style:font-size-complex="10pt"/>
    </style:style>
    <style:style style:name="P36" style:family="paragraph" style:parent-style-name="Standard" style:list-style-name="L3">
      <style:paragraph-properties fo:text-align="start" style:justify-single-word="false" fo:break-before="column"/>
      <style:text-properties style:font-name="Nunito Sans 10pt" fo:font-size="10pt" officeooo:rsid="00057062" officeooo:paragraph-rsid="00131829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Nunito Sans 10pt" officeooo:rsid="00057062" officeooo:paragraph-rsid="00131829"/>
    </style:style>
    <style:style style:name="P38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0d3f57"/>
    </style:style>
    <style:style style:name="P39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0pt" style:text-underline-style="none" fo:font-weight="normal" officeooo:rsid="00407410" officeooo:paragraph-rsid="00407410" style:font-size-asian="10pt" style:font-weight-asian="normal" style:font-size-complex="10pt" style:font-weight-complex="normal"/>
    </style:style>
    <style:style style:name="P40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0pt" style:text-underline-style="none" fo:font-weight="normal" officeooo:rsid="003476bf" officeooo:paragraph-rsid="000d3f57" style:font-size-asian="10pt" style:font-weight-asian="normal" style:font-size-complex="10pt" style:font-weight-complex="normal"/>
    </style:style>
    <style:style style:name="P41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0pt" officeooo:paragraph-rsid="000d3f57" style:font-size-asian="10pt" style:font-size-complex="10pt"/>
    </style:style>
    <style:style style:name="P42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0pt" style:text-underline-style="none" fo:font-weight="normal" officeooo:rsid="003476bf" officeooo:paragraph-rsid="000ead24" style:font-size-asian="10pt" style:font-weight-asian="normal" style:font-size-complex="10pt" style:font-weight-complex="normal"/>
    </style:style>
    <style:style style:name="P43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0pt" style:text-underline-style="none" fo:font-weight="normal" officeooo:rsid="0017532f" officeooo:paragraph-rsid="000d3f57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Nunito Sans 10pt" fo:font-size="16pt" fo:font-weight="bold" officeooo:paragraph-rsid="00057062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Nunito Sans 10pt" fo:font-size="14pt" fo:font-weight="bold" officeooo:paragraph-rsid="00057062" style:font-size-asian="14pt" style:font-weight-asian="bold" style:font-size-complex="14pt" style:font-weight-complex="bold"/>
    </style:style>
    <style:style style:name="P46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057062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loext:opacity="0%" style:font-name="Nunito Sans 10pt" fo:font-size="10pt" style:text-underline-style="none" officeooo:rsid="00120f3f" officeooo:paragraph-rsid="000d3f57" style:font-size-asian="10pt" style:font-size-complex="10pt"/>
    </style:style>
    <style:style style:name="P48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fo:font-size="10pt" officeooo:paragraph-rsid="0029423a" style:font-size-asian="10pt" style:font-size-complex="10pt"/>
    </style:style>
    <style:style style:name="P49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fo:font-size="10pt" officeooo:paragraph-rsid="001d8a53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style:font-name="Nunito Sans 10pt" fo:font-size="16pt" fo:font-weight="bold" officeooo:paragraph-rsid="00302162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Nunito Sans 10pt" fo:font-size="14pt" fo:font-weight="bold" officeooo:rsid="00302162" officeooo:paragraph-rsid="00302162" style:font-size-asian="14pt" style:font-weight-asian="bold" style:font-size-complex="14pt" style:font-weight-complex="bold"/>
    </style:style>
    <style:style style:name="P52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302162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111111" loext:opacity="100%" style:font-name="Nunito Sans 10pt" fo:font-size="12pt" style:text-underline-style="none" fo:font-weight="bold" officeooo:rsid="00302162" officeooo:paragraph-rsid="00302162" style:font-size-asian="12pt" style:font-weight-asian="bold" style:font-size-complex="12pt" style:font-weight-complex="bold"/>
    </style:style>
    <style:style style:name="T1" style:family="text">
      <style:text-properties style:font-name="Nunito Sans 10pt"/>
    </style:style>
    <style:style style:name="T2" style:family="text">
      <style:text-properties style:font-name="Nunito Sans 10pt" officeooo:rsid="00052307"/>
    </style:style>
    <style:style style:name="T3" style:family="text">
      <style:text-properties fo:color="#2a6099" loext:opacity="100%" style:font-name="Nunito Sans 10pt"/>
    </style:style>
    <style:style style:name="T4" style:family="text">
      <style:text-properties style:font-name="Nunito Sans 10pt" officeooo:rsid="0016efcc"/>
    </style:style>
    <style:style style:name="T5" style:family="text">
      <style:text-properties style:font-name="Nunito Sans 10pt" officeooo:rsid="00057062"/>
    </style:style>
    <style:style style:name="T6" style:family="text">
      <style:text-properties style:font-name="Nunito Sans 10pt" officeooo:rsid="00248ed4"/>
    </style:style>
    <style:style style:name="T7" style:family="text">
      <style:text-properties style:font-name="Nunito Sans 10pt" officeooo:rsid="0018ef9b"/>
    </style:style>
    <style:style style:name="T8" style:family="text">
      <style:text-properties style:font-name="Nunito Sans 10pt" fo:font-size="10pt" style:font-size-asian="10pt" style:font-size-complex="10pt"/>
    </style:style>
    <style:style style:name="T9" style:family="text">
      <style:text-properties style:font-name="Nunito Sans 10pt" fo:font-size="10pt" officeooo:rsid="003c58e9" style:font-size-asian="10pt" style:font-size-complex="10pt"/>
    </style:style>
    <style:style style:name="T10" style:family="text">
      <style:text-properties fo:color="#2a6099" loext:opacity="100%" style:font-name="Nunito Sans 10pt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11" style:family="text">
      <style:text-properties officeooo:rsid="004485cd"/>
    </style:style>
    <style:style style:name="T12" style:family="text">
      <style:text-properties officeooo:rsid="00454341"/>
    </style:style>
    <style:style style:name="T13" style:family="text">
      <style:text-properties officeooo:rsid="0052ded2"/>
    </style:style>
    <style:style style:name="T14" style:family="text">
      <style:text-properties style:use-window-font-color="true" loext:opacity="0%" style:font-name="Nunito Sans 10pt" fo:font-size="12pt" fo:font-weight="bold" officeooo:rsid="00654849" style:font-size-asian="12pt" style:font-weight-asian="bold" style:font-size-complex="12pt" style:font-weight-complex="bold"/>
    </style:style>
    <style:style style:name="T15" style:family="text">
      <style:text-properties style:use-window-font-color="true" loext:opacity="0%" style:font-name="Nunito Sans 10pt" fo:font-size="12pt" fo:font-weight="bold" style:font-size-asian="12pt" style:font-weight-asian="bold" style:font-size-complex="12pt" style:font-weight-complex="bold"/>
    </style:style>
    <style:style style:name="T16" style:family="text">
      <style:text-properties style:use-window-font-color="true" loext:opacity="0%" style:font-name="Nunito Sans 10pt" fo:font-size="12pt" fo:font-weight="bold" officeooo:rsid="0032dd1e" style:font-size-asian="12pt" style:font-weight-asian="bold" style:font-size-complex="12pt" style:font-weight-complex="bold"/>
    </style:style>
    <style:style style:name="T17" style:family="text">
      <style:text-properties style:use-window-font-color="true" loext:opacity="0%" style:font-name="Nunito Sans 10pt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Nunito Sans 10pt" fo:font-size="12pt" fo:font-weight="normal" officeooo:rsid="0032dd1e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Nunito Sans 10pt" fo:font-size="12pt" fo:font-weight="normal" officeooo:rsid="00059042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Nunito Sans 10pt" style:text-underline-style="none" fo:font-weight="normal" officeooo:rsid="00260f82" style:font-weight-asian="normal" style:font-weight-complex="normal"/>
    </style:style>
    <style:style style:name="T21" style:family="text">
      <style:text-properties style:use-window-font-color="true" loext:opacity="0%" style:font-name="Nunito Sans 10pt" style:text-underline-style="none" fo:font-weight="normal" officeooo:rsid="0035aae3" style:font-weight-asian="normal" style:font-weight-complex="normal"/>
    </style:style>
    <style:style style:name="T22" style:family="text">
      <style:text-properties style:use-window-font-color="true" loext:opacity="0%" style:font-name="Nunito Sans 10pt" style:text-underline-style="none" fo:font-weight="normal" officeooo:rsid="0036cf9e" style:font-weight-asian="normal" style:font-weight-complex="normal"/>
    </style:style>
    <style:style style:name="T23" style:family="text">
      <style:text-properties style:use-window-font-color="true" loext:opacity="0%" style:font-name="Nunito Sans 10pt" style:text-underline-style="none" fo:font-weight="normal" officeooo:rsid="00373406" style:font-weight-asian="normal" style:font-weight-complex="normal"/>
    </style:style>
    <style:style style:name="T24" style:family="text">
      <style:text-properties fo:color="#2a6099" loext:opacity="100%"/>
    </style:style>
    <style:style style:name="T25" style:family="text">
      <style:text-properties officeooo:rsid="0039b252"/>
    </style:style>
    <style:style style:name="T26" style:family="text">
      <style:text-properties officeooo:rsid="003e5050"/>
    </style:style>
    <style:style style:name="T27" style:family="text">
      <style:text-properties officeooo:rsid="0038474c"/>
    </style:style>
    <style:style style:name="T28" style:family="text">
      <style:text-properties style:text-underline-style="none" fo:font-weight="bold" officeooo:rsid="0017532f" style:font-weight-asian="bold" style:font-weight-complex="bold"/>
    </style:style>
    <style:style style:name="T29" style:family="text">
      <style:text-properties style:text-underline-style="none" fo:font-weight="bold" officeooo:rsid="00654849" style:font-weight-asian="bold" style:font-weight-complex="bold"/>
    </style:style>
    <style:style style:name="T30" style:family="text">
      <style:text-properties style:text-underline-style="none" fo:font-weight="normal" officeooo:rsid="0017532f" style:font-weight-asian="normal" style:font-weight-complex="normal"/>
    </style:style>
    <style:style style:name="T31" style:family="text">
      <style:text-properties style:text-underline-style="none" fo:font-weight="normal" officeooo:rsid="0045e778" style:font-weight-asian="normal" style:font-weight-complex="normal"/>
    </style:style>
    <style:style style:name="T32" style:family="text">
      <style:text-properties style:text-underline-style="none" fo:font-weight="normal" officeooo:rsid="00120f3f" style:font-weight-asian="normal" style:font-weight-complex="normal"/>
    </style:style>
    <style:style style:name="T33" style:family="text">
      <style:text-properties style:text-underline-style="none" fo:font-weight="normal" officeooo:rsid="00059042" style:font-weight-asian="normal" style:font-weight-complex="normal"/>
    </style:style>
    <style:style style:name="T34" style:family="text">
      <style:text-properties style:font-name="Nunito Sans 10pt" style:text-underline-style="none" fo:font-weight="normal" officeooo:rsid="0045e778" style:font-weight-asian="normal" style:font-weight-complex="normal"/>
    </style:style>
    <style:style style:name="T35" style:family="text">
      <style:text-properties style:font-name="Nunito Sans 10pt" style:text-underline-style="none" fo:font-weight="normal" officeooo:rsid="001ff7b9" style:font-weight-asian="normal" style:font-weight-complex="normal"/>
    </style:style>
    <style:style style:name="T36" style:family="text">
      <style:text-properties style:font-name="Nunito Sans 10pt" style:text-underline-style="none" fo:font-weight="normal" officeooo:rsid="00260f82" style:font-weight-asian="normal" style:font-weight-complex="normal"/>
    </style:style>
    <style:style style:name="T37" style:family="text">
      <style:text-properties style:font-name="Nunito Sans 10pt" style:text-underline-style="none" fo:font-weight="normal" officeooo:rsid="002c8a90" style:font-weight-asian="normal" style:font-weight-complex="normal"/>
    </style:style>
    <style:style style:name="T38" style:family="text">
      <style:text-properties officeooo:rsid="000885be"/>
    </style:style>
    <style:style style:name="T39" style:family="text">
      <style:text-properties style:text-underline-style="none" fo:font-weight="normal" officeooo:rsid="005db285" style:font-weight-asian="normal" style:font-weight-complex="normal"/>
    </style:style>
    <style:style style:name="T40" style:family="text">
      <style:text-properties officeooo:rsid="0016881f"/>
    </style:style>
    <style:style style:name="T41" style:family="text">
      <style:text-properties fo:font-weight="bold" officeooo:rsid="002bda30" style:font-weight-asian="bold" style:font-weight-complex="bold"/>
    </style:style>
    <style:style style:name="T42" style:family="text">
      <style:text-properties fo:font-weight="bold" officeooo:rsid="003d9b82" style:font-weight-asian="bold" style:font-weight-complex="bold"/>
    </style:style>
    <style:style style:name="T43" style:family="text">
      <style:text-properties officeooo:rsid="002bda30"/>
    </style:style>
    <style:style style:name="T44" style:family="text">
      <style:text-properties officeooo:rsid="00120f3f"/>
    </style:style>
    <style:style style:name="T45" style:family="text">
      <style:text-properties officeooo:rsid="0045e778"/>
    </style:style>
    <style:style style:name="T46" style:family="text">
      <style:text-properties style:font-name="Nunito Sans 10pt" style:text-underline-style="none" officeooo:rsid="002dfbfe"/>
    </style:style>
    <style:style style:name="T47" style:family="text">
      <style:text-properties style:font-name="Nunito Sans 10pt" style:text-underline-style="none" officeooo:rsid="002d4dc2"/>
    </style:style>
    <style:style style:name="T48" style:family="text">
      <style:text-properties style:font-name="Nunito Sans 10pt" style:text-underline-style="none" officeooo:rsid="002c8a90"/>
    </style:style>
    <style:style style:name="T49" style:family="text">
      <style:text-properties officeooo:rsid="00500d55"/>
    </style:style>
    <style:style style:name="T50" style:family="text">
      <style:text-properties officeooo:rsid="002fc43b"/>
    </style:style>
    <style:style style:name="T51" style:family="text">
      <style:text-properties officeooo:rsid="0025f7fa"/>
    </style:style>
    <style:style style:name="T52" style:family="text">
      <style:text-properties officeooo:rsid="002c8a90"/>
    </style:style>
    <style:style style:name="T53" style:family="text">
      <style:text-properties officeooo:rsid="00420346"/>
    </style:style>
    <style:style style:name="T54" style:family="text">
      <style:text-properties officeooo:rsid="004404e6"/>
    </style:style>
    <style:style style:name="T55" style:family="text">
      <style:text-properties officeooo:rsid="004292db"/>
    </style:style>
    <style:style style:name="T56" style:family="text">
      <style:text-properties officeooo:rsid="003a93da"/>
    </style:style>
    <style:style style:name="T57" style:family="text">
      <style:text-properties officeooo:rsid="003b3fec"/>
    </style:style>
    <style:style style:name="T58" style:family="text">
      <style:text-properties officeooo:rsid="00211cc4"/>
    </style:style>
    <style:style style:name="T59" style:family="text">
      <style:text-properties officeooo:rsid="00540c5b"/>
    </style:style>
    <style:style style:name="T60" style:family="text">
      <style:text-properties officeooo:rsid="004e2fd1"/>
    </style:style>
    <style:style style:name="T61" style:family="text">
      <style:text-properties officeooo:rsid="0056b279"/>
    </style:style>
    <style:style style:name="T62" style:family="text">
      <style:text-properties officeooo:rsid="004ee523"/>
    </style:style>
    <style:style style:name="T63" style:family="text">
      <style:text-properties officeooo:rsid="00654849"/>
    </style:style>
    <style:style style:name="T64" style:family="text">
      <style:text-properties style:text-underline-style="none" fo:font-weight="normal" officeooo:rsid="0034e0f0" style:font-weight-asian="normal" style:font-weight-complex="normal"/>
    </style:style>
    <style:style style:name="T65" style:family="text">
      <style:text-properties style:text-underline-style="none" fo:font-weight="normal" officeooo:rsid="003476bf" style:font-weight-asian="normal" style:font-weight-complex="normal"/>
    </style:style>
    <style:style style:name="T66" style:family="text">
      <style:text-properties style:text-underline-style="none" fo:font-weight="normal" officeooo:rsid="00654849" style:font-weight-asian="normal" style:font-weight-complex="normal"/>
    </style:style>
    <style:style style:name="T67" style:family="text">
      <style:text-properties officeooo:rsid="0034e0f0"/>
    </style:style>
    <style:style style:name="T68" style:family="text">
      <style:text-properties officeooo:rsid="0038ba50"/>
    </style:style>
    <style:style style:name="T69" style:family="text">
      <style:text-properties officeooo:rsid="000d3f57"/>
    </style:style>
    <style:style style:name="T70" style:family="text">
      <style:text-properties officeooo:rsid="000ead24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style:font-name="Nunito Sans 10pt" style:text-underline-style="none" fo:font-weight="normal" officeooo:rsid="001d8a53" style:font-weight-asian="normal" style:font-weight-complex="normal"/>
    </style:style>
    <style:style style:name="T73" style:family="text">
      <style:text-properties style:font-name="Nunito Sans 10pt" style:text-underline-style="none" fo:font-weight="normal" officeooo:rsid="0017532f" style:font-weight-asian="normal" style:font-weight-complex="normal"/>
    </style:style>
    <style:style style:name="T74" style:family="text">
      <style:text-properties style:font-name="Nunito Sans 10pt" style:text-underline-style="none" fo:font-weight="normal" officeooo:rsid="0029423a" style:font-weight-asian="normal" style:font-weight-complex="normal"/>
    </style:style>
    <style:style style:name="T75" style:family="text">
      <style:text-properties style:font-name="Nunito Sans 10pt" style:text-underline-style="none" fo:font-weight="normal" officeooo:rsid="00120f3f" style:font-weight-asian="normal" style:font-weight-complex="normal"/>
    </style:style>
    <style:style style:name="T76" style:family="text">
      <style:text-properties style:font-name="Nunito Sans 10pt" style:text-underline-style="none" fo:font-weight="normal" officeooo:rsid="00202d4f" style:font-weight-asian="normal" style:font-weight-complex="normal"/>
    </style:style>
    <style:style style:name="T77" style:family="text">
      <style:text-properties style:font-name="Nunito Sans 10pt" style:text-underline-style="none" fo:font-weight="normal" officeooo:rsid="0013fa96" style:font-weight-asian="normal" style:font-weight-complex="normal"/>
    </style:style>
    <style:style style:name="T78" style:family="text">
      <style:text-properties style:use-window-font-color="true" loext:opacity="0%" fo:font-size="10pt" style:font-size-asian="10pt" style:font-size-complex="10pt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fo:color="#2a6099" loext:opacity="100%" fo:font-size="10pt" fo:font-weight="normal" officeooo:rsid="0030620b" style:font-size-asian="10pt" style:font-weight-asian="normal" style:font-size-complex="10pt" style:font-weight-complex="normal"/>
    </style:style>
    <style:style style:name="T81" style:family="text">
      <style:text-properties fo:color="#2a6099" loext:opacity="100%" fo:font-size="10pt" fo:font-weight="normal" style:font-size-asian="10pt" style:font-weight-asian="normal" style:font-size-complex="10pt" style:font-weight-complex="normal"/>
    </style:style>
    <style:style style:name="T82" style:family="text">
      <style:text-properties fo:color="#2a6099" loext:opacity="100%" fo:font-size="10pt" fo:font-weight="normal" officeooo:rsid="00260517" style:font-size-asian="10pt" style:font-weight-asian="normal" style:font-size-complex="10pt" style:font-weight-complex="normal"/>
    </style:style>
    <style:style style:name="Sect1" style:family="section">
      <style:section-properties text:dont-balance-text-columns="true" style:editabl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UNO PREGUN</text:p>
      <text:p text:style-name="P2"><text:span text:style-name="T1">Zagreb, </text:span><text:span text:style-name="T2">Croatia</text:span><text:span text:style-name="T1"> | </text:span><text:a xlink:type="simple" xlink:href="mailto:bruno@pregun.com" text:style-name="Internet_20_link" text:visited-style-name="Visited_20_Internet_20_Link"><text:span text:style-name="T3">bruno@pregun.com</text:span></text:a></text:p>
      <text:p text:style-name="P3"/>
      <text:p text:style-name="P4">SUMMARY</text:p>
      <text:p text:style-name="P5"/>
      <text:p text:style-name="P6"><text:span text:style-name="T4">I am a</text:span><text:span text:style-name="T5"> </text:span><text:span text:style-name="T4">freelance </text:span><text:span text:style-name="T5">game programmer and designer</text:span><text:span text:style-name="T4"> with </text:span><text:span text:style-name="T6">several </text:span><text:span text:style-name="T5">years of </text:span><text:span text:style-name="T4">professional </text:span><text:span text:style-name="T5">experience in the </text:span><text:span text:style-name="T4">games </text:span><text:span text:style-name="T5">industry. </text:span><text:span text:style-name="T7">D</text:span><text:span text:style-name="T5">riven by passion for creating immersive experiences, engaging gameplay mechanics, and compelling </text:span><text:span text:style-name="T4">virtual worlds and </text:span><text:span text:style-name="T5">narratives.</text:span></text:p>
      <text:p text:style-name="P7"/>
      <text:p text:style-name="P2"><text:span text:style-name="T8">I am </text:span><text:span text:style-name="T9">based in Zagreb and </text:span><text:span text:style-name="T8">currently working at </text:span><text:a xlink:type="simple" xlink:href="https://cutting-edge-games.com/our-studio/" text:style-name="Internet_20_link" text:visited-style-name="Visited_20_Internet_20_Link"><text:span text:style-name="T10">Cutting Edge Entertainment</text:span></text:a><text:span text:style-name="T8">. </text:span></text:p>
      <text:p text:style-name="P8"><text:span text:style-name="T11">Focusing on </text:span><text:span text:style-name="T12">Gameplay </text:span><text:span text:style-name="T11">Programming, Technical Design, Game Design, Level Design</text:span><text:span text:style-name="T13">, and UI</text:span><text:span text:style-name="T11">.</text:span></text:p>
      <text:p text:style-name="P7"/>
      <text:p text:style-name="P9">EXPERIENCE</text:p>
      <text:p text:style-name="P10"/>
      <text:p text:style-name="P11"><text:span text:style-name="T14">G</text:span><text:span text:style-name="T15">ame</text:span><text:span text:style-name="T16"> Designer</text:span><text:span text:style-name="T15"> at </text:span><text:span text:style-name="T16">CUTTING EDGE ENTERTAINMENT</text:span><text:span text:style-name="T17"> (</text:span><text:span text:style-name="T18">Ju</text:span><text:span text:style-name="T19">ne 2023</text:span><text:span text:style-name="T18"> - Present</text:span><text:span text:style-name="T17">)</text:span></text:p>
      <text:list text:style-name="L1">
        <text:list-item>
          <text:p text:style-name="P12"><text:span text:style-name="T20">D</text:span><text:span text:style-name="T21">esigning and developing </text:span><text:span text:style-name="T22">multiple indie game projects</text:span><text:span text:style-name="T23"> (UE5 and Godot)</text:span></text:p>
          <text:list>
            <text:list-item>
              <text:p text:style-name="P13"><text:a xlink:type="simple" xlink:href="https://store.steampowered.com/app/2559860/Three_Goblin_Wobblin/" text:style-name="Internet_20_link" text:visited-style-name="Visited_20_Internet_20_Link"><text:span text:style-name="T24">Three Goblin Wobblin'</text:span></text:a></text:p>
            </text:list-item>
            <text:list-item>
              <text:p text:style-name="P13"><text:a xlink:type="simple" xlink:href="https://store.steampowered.com/app/3702370/A_Game_About_Mining_an_Asteroid/" text:style-name="Internet_20_link" text:visited-style-name="Visited_20_Internet_20_Link"><text:span text:style-name="T24">A Game About Mining an Asteroid</text:span></text:a></text:p>
            </text:list-item>
          </text:list>
        </text:list-item>
        <text:list-item>
          <text:p text:style-name="P14">Designing and implementing gameplay mechanics</text:p>
        </text:list-item>
        <text:list-item>
          <text:p text:style-name="P14">Modeling 3D environment art assets<text:span text:style-name="T25"> and l</text:span>evel design</text:p>
        </text:list-item>
        <text:list-item>
          <text:p text:style-name="P14">Implemented an in-game level editor</text:p>
        </text:list-item>
        <text:list-item>
          <text:p text:style-name="P15">Recording and editing promotional materials<text:span text:style-name="T26"> </text:span>(screenshots, trailers)</text:p>
        </text:list-item>
        <text:list-item>
          <text:p text:style-name="P14"><text:span text:style-name="T27">Writ</text:span><text:span text:style-name="T25">ing </text:span><text:span text:style-name="T27">and maintain</text:span><text:span text:style-name="T25">ing</text:span><text:span text:style-name="T27"> game design documentation </text:span>for <text:span text:style-name="T27">an </text:span>unannounced project</text:p>
        </text:list-item>
      </text:list>
      <text:p text:style-name="P16"/>
      <text:p text:style-name="P17"><text:span text:style-name="T28">Freelance </text:span><text:span text:style-name="T29">G</text:span><text:span text:style-name="T28">ame </text:span><text:span text:style-name="T29">E</text:span><text:span text:style-name="T28">ngineer at YAGER</text:span><text:span text:style-name="T30"> (</text:span><text:span text:style-name="T31">March </text:span><text:span text:style-name="T30">2022 </text:span><text:span text:style-name="T32">–</text:span><text:span text:style-name="T30"> </text:span><text:span text:style-name="T33">June 2023</text:span><text:span text:style-name="T30">)</text:span></text:p>
      <text:list text:continue-numbering="true" text:style-name="L1">
        <text:list-item>
          <text:p text:style-name="P18"><text:span text:style-name="T34">Developing and supporting a live service </text:span><text:span text:style-name="T35">extraction shooter game </text:span><text:span text:style-name="T36">in U</text:span><text:span text:style-name="T37">E</text:span><text:span text:style-name="T36">4</text:span></text:p>
          <text:list>
            <text:list-item>
              <text:p text:style-name="P19"><text:a xlink:type="simple" xlink:href="https://store.steampowered.com/app/868270/The_Cycle_Frontier/" text:style-name="Internet_20_link" text:visited-style-name="Visited_20_Internet_20_Link"><text:span text:style-name="T24">The Cycle: Frontier</text:span></text:a></text:p>
            </text:list-item>
          </text:list>
        </text:list-item>
        <text:list-item>
          <text:p text:style-name="P20">Focus on meta/<text:span text:style-name="T38">progression</text:span> mechanics and UI engineering support</text:p>
        </text:list-item>
        <text:list-item>
          <text:p text:style-name="P21"><text:span text:style-name="T39">Wo</text:span><text:span text:style-name="T31">rking with </text:span><text:span text:style-name="T30">online infrastructure </text:span><text:span text:style-name="T31">and </text:span><text:span text:style-name="T30">backend platforms (Azure, Playfab)</text:span></text:p>
        </text:list-item>
        <text:list-item>
          <text:p text:style-name="P21"><text:span text:style-name="T39">I</text:span><text:span text:style-name="T30">mplementing support for third party APIs (Twitch Drops, Gamesight)</text:span></text:p>
        </text:list-item>
        <text:list-item>
          <text:p text:style-name="P22">Working <text:span text:style-name="T40">and collaborating </text:span>with a diverse multicultural team</text:p>
        </text:list-item>
      </text:list>
      <text:p text:style-name="P23"/>
      <text:p text:style-name="P24"><text:span text:style-name="T41">Game </text:span><text:span text:style-name="T42">P</text:span><text:span text:style-name="T41">rogrammer</text:span><text:span text:style-name="T43"> </text:span><text:span text:style-name="T41">at GAMEPIRES</text:span><text:span text:style-name="T43"> (October 2017 </text:span><text:span text:style-name="T44">–</text:span><text:span text:style-name="T43"> </text:span><text:span text:style-name="T45">March 2022</text:span><text:span text:style-name="T43">)</text:span></text:p>
      <text:list text:style-name="L2">
        <text:list-item>
          <text:p text:style-name="P25"><text:span text:style-name="T46">Developing </text:span><text:span text:style-name="T47">and supporting </text:span><text:span text:style-name="T46">a multiplayer survival game in U</text:span><text:span text:style-name="T48">E</text:span><text:span text:style-name="T46">4</text:span></text:p>
          <text:list>
            <text:list-item>
              <text:p text:style-name="P26"><text:a xlink:type="simple" xlink:href="https://store.steampowered.com/app/513710/SCUM/" text:style-name="Internet_20_link" text:visited-style-name="Visited_20_Internet_20_Link"><text:span text:style-name="T24">SCUM</text:span></text:a></text:p>
            </text:list-item>
          </text:list>
        </text:list-item>
        <text:list-item>
          <text:p text:style-name="P27"><text:span text:style-name="T49">L</text:span>eading a team of programmers, animators, and artists <text:span text:style-name="T50">to deliver a major content update</text:span></text:p>
        </text:list-item>
        <text:list-item>
          <text:p text:style-name="P28">Designing, implementing, <text:span text:style-name="T51">and monitoring</text:span> <text:span text:style-name="T52">gameplay </text:span>features in a live multiplayer environment</text:p>
        </text:list-item>
        <text:list-item>
          <text:p text:style-name="P29"><text:span text:style-name="T53">Design</text:span><text:span text:style-name="T54">ing</text:span><text:span text:style-name="T53"> and </text:span><text:span text:style-name="T55">implementing</text:span><text:span text:style-name="T53"> UX and UI solutions for </text:span><text:span text:style-name="T51">various</text:span><text:span text:style-name="T53"> game systems</text:span></text:p>
        </text:list-item>
        <text:list-item>
          <text:p text:style-name="P30">Authoring in-house tools for level design <text:span text:style-name="T56">and art </text:span>department<text:span text:style-name="T56">s</text:span></text:p>
        </text:list-item>
        <text:list-item>
          <text:p text:style-name="P29"><text:span text:style-name="T53">Designing material</text:span><text:span text:style-name="T57">s and</text:span><text:span text:style-name="T53"> shaders for various special effects</text:span></text:p>
        </text:list-item>
      </text:list>
      <text:p text:style-name="P31"/>
      <text:p text:style-name="P32">SKILLS</text:p>
      <text:p text:style-name="P33"/>
      <text:section text:style-name="Sect1" text:name="Section1">
        <text:list text:style-name="L3">
          <text:list-item>
            <text:p text:style-name="P34">Programmin<text:span text:style-name="T58">g (C++, U</text:span><text:span text:style-name="T59">nreal Engine</text:span><text:span text:style-name="T58">, C#)</text:span></text:p>
          </text:list-item>
          <text:list-item>
            <text:p text:style-name="P34">Scripting<text:span text:style-name="T60"> (</text:span><text:span text:style-name="T61">Blueprints, </text:span><text:span text:style-name="T60">JS, Python)</text:span></text:p>
          </text:list-item>
          <text:list-item>
            <text:p text:style-name="P34">Computer Graphics</text:p>
          </text:list-item>
          <text:list-item>
            <text:p text:style-name="P34">3D Modeling <text:span text:style-name="T58">(Blender)</text:span></text:p>
          </text:list-item>
          <text:list-item>
            <text:p text:style-name="P35">Tech Art</text:p>
          </text:list-item>
          <text:list-item>
            <text:p text:style-name="P36">Game Design</text:p>
          </text:list-item>
          <text:list-item>
            <text:p text:style-name="P34">Level Design</text:p>
          </text:list-item>
          <text:list-item>
            <text:p text:style-name="P34">UI<text:span text:style-name="T62"> </text:span>Design</text:p>
          </text:list-item>
          <text:list-item>
            <text:p text:style-name="P34">Teamwork &amp; Collaboration</text:p>
          </text:list-item>
          <text:list-item>
            <text:p text:style-name="P34">Fluent in English</text:p>
          </text:list-item>
        </text:list>
      </text:section>
      <text:p text:style-name="P37"/>
      <text:p text:style-name="P4">SIDE PROJECTS</text:p>
      <text:p text:style-name="P38"/>
      <text:list text:style-name="L4">
        <text:list-item>
          <text:p text:style-name="P39">Multiple unreleased gameplay protoypes (personal projects)</text:p>
        </text:list-item>
        <text:list-item>
          <text:p text:style-name="P40">Cloth and <text:span text:style-name="T63">P</text:span>article <text:span text:style-name="T63">S</text:span>imulation using OpenGL (student project)</text:p>
        </text:list-item>
        <text:list-item>
          <text:p text:style-name="P41"><text:span text:style-name="T64">Modeling</text:span><text:span text:style-name="T65"> and </text:span><text:span text:style-name="T66">V</text:span><text:span text:style-name="T65">isualization of </text:span><text:span text:style-name="T66">V</text:span><text:span text:style-name="T65">irtual </text:span><text:span text:style-name="T66">I</text:span><text:span text:style-name="T65">nteriors (student project)</text:span></text:p>
        </text:list-item>
        <text:list-item>
          <text:p text:style-name="P40"><text:span text:style-name="T67">Basic low-level</text:span> software rasterizer using pure C <text:span text:style-name="T68">code</text:span></text:p>
        </text:list-item>
        <text:list-item>
          <text:p text:style-name="P40">Custom 2D game engine for personal projects</text:p>
        </text:list-item>
        <text:list-item>
          <text:p text:style-name="P42">S<text:span text:style-name="T69">imple note-taking </text:span><text:span text:style-name="T70">and </text:span><text:span text:style-name="T69">mind map</text:span><text:span text:style-name="T70">ping</text:span><text:span text:style-name="T69"> </text:span><text:span text:style-name="T70">javascript </text:span><text:span text:style-name="T69">web app</text:span></text:p>
        </text:list-item>
        <text:list-item>
          <text:p text:style-name="P43">Several short Unreal Engine 4 games for game jams</text:p>
        </text:list-item>
      </text:list>
      <text:p text:style-name="P44"/>
      <text:p text:style-name="P45">EDUCATION</text:p>
      <text:p text:style-name="P46"/>
      <text:p text:style-name="P47"><text:span text:style-name="T71">Faculty of Electrical Engineering and Computing</text:span>, Zagreb, Croatia</text:p>
      <text:list text:continue-numbering="true" text:style-name="L4">
        <text:list-item>
          <text:p text:style-name="P48"><text:span text:style-name="T72">(</text:span><text:span text:style-name="T73">2015 – 2017) </text:span><text:span text:style-name="T74">M</text:span><text:span text:style-name="T75">aster’</text:span><text:span text:style-name="T76">s degree, </text:span><text:span text:style-name="T74">Computer Science</text:span></text:p>
        </text:list-item>
        <text:list-item>
          <text:p text:style-name="P49"><text:span text:style-name="T77">(</text:span><text:span text:style-name="T75">2010 – 2015</text:span><text:span text:style-name="T77">) </text:span><text:span text:style-name="T74">B</text:span><text:span text:style-name="T75">achelor’s degree</text:span><text:span text:style-name="T76">, </text:span><text:span text:style-name="T74">Computer Science</text:span></text:p>
        </text:list-item>
      </text:list>
      <text:p text:style-name="P50"/>
      <text:p text:style-name="P51">LINKS</text:p>
      <text:p text:style-name="P52"/>
      <text:p text:style-name="P53"><text:span text:style-name="T78">Portfolio:</text:span><text:span text:style-name="T79"> </text:span><text:a xlink:type="simple" xlink:href="https://burstsort.github.io/" text:style-name="Internet_20_link" text:visited-style-name="Visited_20_Internet_20_Link"><text:span text:style-name="T80">bur</text:span><text:span text:style-name="T81">stsort.github.io/</text:span></text:a></text:p>
      <text:p text:style-name="P53"><text:span text:style-name="T78">LinkedIn: </text:span><text:a xlink:type="simple" xlink:href="https://www.linkedin.com/in/bruno-pregun/" text:style-name="Internet_20_link" text:visited-style-name="Visited_20_Internet_20_Link"><text:span text:style-name="T81">linkedin.com/in/bruno-pregun/</text:span></text:a></text:p>
      <text:p text:style-name="P53"><text:span text:style-name="T78">Github:</text:span><text:span text:style-name="T79"> </text:span><text:a xlink:type="simple" xlink:href="https://github.com/burstsort/" text:style-name="Internet_20_link" text:visited-style-name="Visited_20_Internet_20_Link"><text:span text:style-name="T82">github.com/burstsor</text:span><text:span text:style-name="T80">t/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Sans 10pt" svg:font-family="'Nunito Sans 10pt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3465a4" text:number-lines="false" text:line-number="0" style:join-border="false"/>
      <style:text-properties fo:font-size="2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d0d0d0" loext:opacity="100%" officeooo:rsid="00311cf9" officeooo:paragraph-rsid="00311cf9"/>
    </style:style>
    <style:style style:name="MT1" style:family="text">
      <style:text-properties officeooo:rsid="00407410"/>
    </style:style>
    <style:style style:name="MT2" style:family="text">
      <style:text-properties officeooo:rsid="004be4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Last Update 202<text:span text:style-name="MT1">5</text:span>-<text:span text:style-name="MT1">10</text:span>-<text:span text:style-name="MT2">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6-13T14:04:54.832405158</meta:creation-date>
    <dc:date>2025-10-20T20:22:30.224675100</dc:date>
    <meta:editing-duration>PT1H52M44S</meta:editing-duration>
    <meta:editing-cycles>54</meta:editing-cycles>
    <meta:generator>LibreOffice/25.2.5.2$Windows_X86_64 LibreOffice_project/03d19516eb2e1dd5d4ccd751a0d6f35f35e08022</meta:generator>
    <meta:print-date>2025-10-20T20:21:35.322967700</meta:print-date>
    <meta:printed-by>PDF files</meta:printed-by>
    <meta:document-statistic meta:table-count="0" meta:image-count="0" meta:object-count="0" meta:page-count="2" meta:paragraph-count="59" meta:word-count="414" meta:character-count="2748" meta:non-whitespace-character-count="2428"/>
  </office:meta>
</office:document-meta>
</file>